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style:font-face style:name="rem" svg:font-family="rem, 'Google Sans Text', 'Google Sans', sans-serif"/>
  </office:font-face-decls>
  <office:automatic-styles>
    <style:style style:name="P1" style:family="paragraph" style:parent-style-name="Standard">
      <style:paragraph-properties fo:margin-left="0cm" fo:margin-right="0cm" fo:line-height="150%" fo:text-indent="0cm" style:auto-text-indent="false"/>
      <style:text-properties fo:font-variant="normal" fo:text-transform="none" style:font-name="rem" fo:font-size="10.5pt" fo:letter-spacing="normal" fo:font-style="normal" fo:font-weight="normal"/>
    </style:style>
    <style:style style:name="P2" style:family="paragraph" style:parent-style-name="Standard">
      <style:paragraph-properties fo:margin-left="0cm" fo:margin-right="0cm" fo:line-height="150%" fo:text-indent="0cm" style:auto-text-indent="false"/>
      <style:text-properties fo:font-variant="normal" fo:text-transform="none" fo:letter-spacing="normal"/>
    </style:style>
    <style:style style:name="P3" style:family="paragraph" style:parent-style-name="Standard">
      <style:paragraph-properties fo:margin-left="0cm" fo:margin-right="0cm" fo:line-height="150%" fo:text-indent="0cm" style:auto-text-indent="false"/>
      <style:text-properties fo:font-variant="normal" fo:text-transform="none" fo:letter-spacing="normal" style:font-name-complex="rem" style:font-size-complex="10.5pt" style:font-style-complex="normal" style:font-weight-complex="normal"/>
    </style:style>
    <style:style style:name="P4" style:family="paragraph" style:parent-style-name="Standard">
      <style:paragraph-properties fo:margin-left="0cm" fo:margin-right="0cm" fo:line-height="150%" fo:text-indent="0cm" style:auto-text-indent="false"/>
      <style:text-properties style:font-name="rem" fo:font-size="10.5pt" fo:font-style="normal" fo:font-weight="normal"/>
    </style:style>
    <style:style style:name="T1" style:family="text">
      <style:text-properties style:font-name-complex="rem" style:font-size-complex="10.5pt" style:font-style-complex="normal" style:font-weight-complex="normal"/>
    </style:style>
    <style:style style:name="T2" style:family="text">
      <style:text-properties style:font-name="rem" fo:font-size="10.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סליחה</text:span>, <text:span text:style-name="T1">זה לא מה שהזמנתי</text:span>.</text:p>
      <text:p text:style-name="P2"><text:span text:style-name="T1">שלום</text:span><text:span text:style-name="T2">, </text:span><text:span text:style-name="T1">אנחנו בעוד פרק בפודקאסט סליחה</text:span><text:span text:style-name="T2">, </text:span><text:span text:style-name="T1">זה לא מה שהזמנתי</text:span><text:span text:style-name="T2">. </text:span><text:span text:style-name="T1">אנחנו עם תל בשן</text:span><text:span text:style-name="T2">, </text:span><text:span text:style-name="T1">תלו מייסד בית ספר למנהיגות תודעתית ואנחנו היום ביום בחירות</text:span><text:span text:style-name="T2">. </text:span><text:span text:style-name="T1">א היום בחירות כמה רביעיות בתקופה האחרונה</text:span><text:span text:style-name="T2">?</text:span></text:p>
      <text:p text:style-name="P3">לא סופרים</text:p>
      <text:p text:style-name="P3">נגד עין הרע של יה עוד פעם כן</text:p>
      <text:p text:style-name="P3">א אז אנחנו לא יודעים מה יהיה אה נחכה לסוף היום אבל אנחנו כן יודעים מה יהיה עם החיים שלנו נכון כןכ</text:p>
      <text:p text:style-name="P3">בקטע של בחירות</text:p>
      <text:p text:style-name="P3">קראנו א לפרק היום זהו יום הבוחר מאוד מאוד מקורי אמרנו נרדוף ננצל את הסיפור הזה של הבחירות ל לדיבור על על בחירות פנימיות</text:p>
      <text:p text:style-name="P3">קצת דיברנו על בחירות ממש מעט בפרק שבע שדיברנו על רצון חופשי</text:p>
      <text:p text:style-name="P3">נכון</text:p>
      <text:p text:style-name="P3">אה ושם ככה אמרת במאמר מוסגר לכל בחירה שלנו לכל רצון חופשי שלנו יש מחיר</text:p>
      <text:p text:style-name="P2"><text:span text:style-name="T1">נכון אבל לא נכנסנו שם למחירים</text:span><text:span text:style-name="T2">.</text:span></text:p>
      <text:p text:style-name="P2"><text:span text:style-name="T1">אה נכון</text:span><text:span text:style-name="T2">, </text:span><text:span text:style-name="T1">זה נושא רחב</text:span><text:span text:style-name="T2">. </text:span><text:span text:style-name="T1">אני חושב שאנחנו נעשה איזשהו רויו על מה שהיה</text:span><text:span text:style-name="T2">, </text:span><text:span text:style-name="T1">קצת רעיונות ונפתח דלת חדשה לזירה נוספת שעוסקת בבחירות</text:span><text:span text:style-name="T2">, </text:span><text:span text:style-name="T1">בחירות לא מודעות או נישה בתוך הספריה הגדולה שנקראת בחירות לא מודעות</text:span><text:span text:style-name="T2">. </text:span><text:span text:style-name="T1">חושב שיש פה איזה רעיון מעניין שאפשר לעבוד איתו בבית</text:span><text:span text:style-name="T2">. </text:span><text:span text:style-name="T1">אז א נתחיל במבע הזה ומשם נתגלגל</text:span><text:span text:style-name="T2">.</text:span></text:p>
      <text:p text:style-name="P2"><text:span text:style-name="T1">מעולה</text:span><text:span text:style-name="T2">.</text:span></text:p>
      <text:p text:style-name="P2"><text:span text:style-name="T1">אז דיברנו בעבר על כך שישנם שני שורשים לפעולה</text:span><text:span text:style-name="T2">. </text:span><text:span text:style-name="T1">נכון</text:span><text:span text:style-name="T2">? </text:span><text:span text:style-name="T1">דיברנו על פחד ועל אהבה</text:span><text:span text:style-name="T2">. </text:span><text:span text:style-name="T1">אמרנו שיש חוק שנקרא חוק הסיבה והתוצאה</text:span><text:span text:style-name="T2">. </text:span><text:span text:style-name="T1">ושפעולות ובחירות שלנו שיונקות מפחד הולכות ומממשות את הפחד</text:span><text:span text:style-name="T2">. </text:span><text:span text:style-name="T1">ממנו הן יונקות</text:span><text:span text:style-name="T2">. </text:span><text:span text:style-name="T1">א כמו שיש לי פחד שהכלב ינשך אותי</text:span><text:span text:style-name="T2">, </text:span><text:span text:style-name="T1">אני מגדיל את הסיכוי להינשך על ידי הכלב</text:span><text:span text:style-name="T2">. </text:span><text:span text:style-name="T1">ואמרנו שבחירות שיונקות מאהבה מגדילות את הסיכוי שהם יצרו מציאות שמתקשרת עם האהבה הזאתי</text:span><text:span text:style-name="T2">. </text:span><text:span text:style-name="T1">קראנו לדבר הזה חוק שור</text:span><text:span text:style-name="T2">. </text:span><text:span text:style-name="T1">ראש וענף</text:span><text:span text:style-name="T2">, </text:span><text:span text:style-name="T1">מה שמואר צומח</text:span><text:span text:style-name="T2">, </text:span><text:span text:style-name="T1">היה לנו הרבה מאוד רעיונות</text:span><text:span text:style-name="T2">. </text:span><text:span text:style-name="T1">גם חיברנו את התודעה הראקטיבית הדבר הזה</text:span><text:span text:style-name="T2">. </text:span><text:span text:style-name="T1">אמרנו ש התודעה הראקטיבית יש לה איזשהו הרגל</text:span><text:span text:style-name="T2">, </text:span><text:span text:style-name="T1">איזשהו רעיון</text:span><text:span text:style-name="T2">. </text:span><text:span text:style-name="T1">אני אומרת פעם הצדה נפלה</text:span><text:span text:style-name="T2">, </text:span><text:span text:style-name="T1">זה היה נורא</text:span><text:span text:style-name="T2">. </text:span><text:span text:style-name="T1">נתנו הרבה מאוד דוגמאות</text:span><text:span text:style-name="T2">. </text:span><text:span text:style-name="T1">נגיד ננטשתי או חוויתי תחושה של נטישה על ידי ההורים שלי</text:span><text:span text:style-name="T2">. </text:span><text:span text:style-name="T1">ואמרנו שהתכלית של התודעה הראקטיבית או של תת המודע הזה שחווה את עצמו כטוב ומתיב</text:span><text:span text:style-name="T2">, </text:span><text:span text:style-name="T1">זה לדאוג שהחוויה הזאת</text:span><text:span text:style-name="T2">, </text:span><text:span text:style-name="T1">המצדה הזאתי לא תקרה שוב</text:span><text:span text:style-name="T2">. </text:span><text:span text:style-name="T1">ולכן לכן אני בוחר להתנהג כמובן באופן לא מודע ביום יום שלי בצורה כזו שתמנע את החוויה ההיסטורית הזאתי</text:span><text:span text:style-name="T2">. </text:span><text:span text:style-name="T1">למשל</text:span><text:span text:style-name="T2">, </text:span><text:span text:style-name="T1">אם אני נטשתי אז יכול להיות שאני פיתחתי אסטרטגיה של ריצוי כדי שאני לא אנטה שוב בעתיד כי התכלית של התודעה הראקטיבית זה לדאוג שהמציאות ההיסטורית הזאת לא תחזור על עצמה</text:span><text:span text:style-name="T2">.</text:span></text:p>
      <text:p text:style-name="P2"><text:span text:style-name="T1">והאסטרטגיה הזו שלי אסטרטגיה של ריצוי</text:span><text:span text:style-name="T2">. </text:span><text:span text:style-name="T1">כל עוד אני מרצה את מי שסביבי א אני מבטיח שהוא ישאר קרוב אליי</text:span><text:span text:style-name="T2">. </text:span><text:span text:style-name="T1">הוא ישאר מרוצה ולא דיברנו על זה באחד הפרקים הקודמים ממש האחרונים</text:span><text:span text:style-name="T2">. </text:span><text:span text:style-name="T1">נתת דוגמה של בחור שהוא צנחן והוא עוסק בספורט אקסטרים ואשתו קצת ככה גרמה לו להתביץ יותר ואז היא אמרה רגע עם מי התחתנתינן</text:span></text:p>
      <text:p text:style-name="P3">אז זה די דומה לריצוי בעצם אני בתור בת זוג מנסה לרצות א את בן הזוג שלי הופכת להיות מרצה מרצה מרצה והוא אומר עם איזה שטיח עם איזה סמרטות התחתנתי מה זה הדבר הזה</text:p>
      <text:p text:style-name="P3">כן ולזה קראנו הטרגדיה של התודעה הראקטיבית כי הטרגדיה התודעה של הראקטיבית תמיד בוראת במודלים שלנו בסדנה תמיד בורת את המציאות אותה מנסה למנוע וזה קורה פעמיים פעם אחת כשאני מרצה אותך אני נוטש את עצמי</text:p>
      <text:p text:style-name="P2"><text:span text:style-name="T1">נכון אתה לא נאמן לעצמך ולדרת של מיד נוטש את עצמי שזה טראגי בעיני עצמו ופעם שנייה את כבר רואה אותי כגבר לא מעניין או או מכיוון שאני נוטש את עצמי לאורך שנים אני כבר הופך להיות מתוסכל וכועס ואת אומרת אני עם הכעס והתסכול והביטול הזה לא רוצה יותר לחיות וקיבלנו את התוצאה שאותה ניסינו למנוע</text:span><text:span text:style-name="T2">. </text:span><text:span text:style-name="T1">אז הוכחנו </text:span><text:soft-page-break/><text:span text:style-name="T1">שבחירות לא מודעות מובילות להתנהגות שבסופו של דבר ממשת את עצמה מבחינת אשר יגורתי בעלי</text:span><text:span text:style-name="T2">. </text:span><text:span text:style-name="T1">ויש לנו הרבה מאוד דוגמאות כאלה</text:span><text:span text:style-name="T2">. </text:span><text:span text:style-name="T1">נגיד שאני כ כאח או את כאחות</text:span><text:span text:style-name="T2">. </text:span><text:span text:style-name="T1">יש לך תחושה א שאוהבים אותך יותר מאשר את האח או האחות שלך</text:span><text:span text:style-name="T2">.</text:span></text:p>
      <text:p text:style-name="P2"><text:span text:style-name="T1">שאוהבים אותי יותר או פחות</text:span><text:span text:style-name="T2">? </text:span><text:span text:style-name="T1">כי בדרך כלל אוהבים אותי פחות</text:span><text:span text:style-name="T2">.</text:span></text:p>
      <text:p text:style-name="P2"><text:span text:style-name="T1">אז בואנה בוא רגע נעשה פה העצמה</text:span><text:span text:style-name="T2">. </text:span><text:span text:style-name="T1">נגיד שאוהבים אותך יותר מאשר את ה חים האחרים שלך</text:span><text:span text:style-name="T2">. </text:span><text:span text:style-name="T1">זה גורם לך תחושה מאוד לא נעימה של השם</text:span><text:span text:style-name="T2">, </text:span><text:span text:style-name="T1">של השמע</text:span><text:span text:style-name="T2">. </text:span><text:span text:style-name="T1">והאסטרטגיה שמתפתחת כדי למנוע את המצדה הזו</text:span><text:span text:style-name="T2">, </text:span><text:span text:style-name="T1">את החוויה המאוד לא נעימה הזו</text:span><text:span text:style-name="T2">, </text:span><text:span text:style-name="T1">היא אסטרטגיה של אשמה קבוהה</text:span><text:span text:style-name="T2">, </text:span><text:span text:style-name="T1">שגם היא מייצרת איזשהו תהליך של ריצוע</text:span><text:span text:style-name="T2">. </text:span><text:span text:style-name="T1">את כל הזמן הולכת לקראת האחים שלך</text:span><text:span text:style-name="T2">.</text:span></text:p>
      <text:p text:style-name="P2"><text:span text:style-name="T1">אני אני אקטין את עצמי</text:span><text:span text:style-name="T2">, </text:span><text:span text:style-name="T1">אני זאתי האסטרטגיה שלי</text:span><text:span text:style-name="T2">.</text:span></text:p>
      <text:p text:style-name="P2"><text:span text:style-name="T1">אני אעדיר אותם</text:span><text:span text:style-name="T2">, </text:span><text:span text:style-name="T1">אני אקטין את עצמי</text:span><text:span text:style-name="T2">. </text:span><text:span text:style-name="T1">לא כל הצלחה שלי</text:span><text:span text:style-name="T2">, </text:span><text:span text:style-name="T1">אני אציג</text:span><text:span text:style-name="T2">, </text:span><text:span text:style-name="T1">אה</text:span><text:span text:style-name="T2">, </text:span><text:span text:style-name="T1">אני אפרגן נורא</text:span><text:span text:style-name="T2">, </text:span><text:span text:style-name="T1">אני אעשה דברים כדי לשמח</text:span><text:span text:style-name="T2">, </text:span><text:span text:style-name="T1">אני אקנה מתנות</text:span><text:span text:style-name="T2">.</text:span></text:p>
      <text:p text:style-name="P3">זה בחירה לא מודעת ש שיונקת מתוך שורש של אשמ של פחד</text:p>
      <text:p text:style-name="P2"><text:span text:style-name="T1">נכון וגם פה המהלך תמיד תמיד הזרע מוביל לפרי שהוא בעלימה עם הזרע סליחה על ה</text:span><text:span text:style-name="T2">-30 </text:span><text:span text:style-name="T1">שניות בודאיזם שזה אומר שאם אני מייצר נתינה לאח שלי או מערכת יחסים עם האחות שלי שהיא תולדה של רגש אשמע התוצר הוא שבצד השני נולד קורבן כי קורבן מתקשר עם השמע הקורבן חווה עצמו קורבן לכך שאבו את האח הראשון יותר מאשר את האח השני וזה לא משנה מה אני עושה</text:span><text:span text:style-name="T2">. </text:span><text:span text:style-name="T1">תחושת הקורבנות בצד השני ממשיכה להישאר רלוונטית</text:span><text:span text:style-name="T2">. </text:span><text:span text:style-name="T1">כל פעם שהקורבנות הזו מעלה את הראש</text:span><text:span text:style-name="T2">, </text:span><text:span text:style-name="T1">היא מאשימה את האח בזה שתמיד אהבו אותך יותר</text:span><text:span text:style-name="T2">. </text:span><text:span text:style-name="T1">אני כדי להסיר מעצמי את חווית האשמ הזאתי מנסה לתת יותר וחוזר חלילה</text:span><text:span text:style-name="T2">. </text:span><text:span text:style-name="T1">כלומר התודעה הראקטיבית של עסוקה בלא להרגיש אשמע ומתוך כך היא כל הזמן עסוקה בלרצות</text:span><text:span text:style-name="T2">. </text:span><text:span text:style-name="T1">אבל בצד השני נשאר קורבן</text:span><text:span text:style-name="T2">. </text:span><text:span text:style-name="T1">ואנחנו כבר גם גם על זה דיברנו</text:span><text:span text:style-name="T2">. </text:span><text:span text:style-name="T1">אחד הפרקים נשארים במסגרת מחזור אינפורמציה שקראנו לה במקרה הזה השם קורבן</text:span><text:span text:style-name="T2">. </text:span><text:span text:style-name="T1">אז אנחנו אומרים כל עוד יש אשם בטוח יכול להיות בצד השני קורבן</text:span><text:span text:style-name="T2">. </text:span><text:span text:style-name="T1">ואמרנו שהדרך לצאת משם נקראת להחליף שורש</text:span><text:span text:style-name="T2">. </text:span><text:span text:style-name="T1">כלומר א בפרק על הרגשות על רפי תרגש אותי דיברנו על כך שכדי להפסיק להיות ראקטיבי לרגש</text:span><text:span text:style-name="T2">. </text:span><text:span text:style-name="T1">כלומר להפסיק להיות מופעל על ידי כוחות חיצוניים שגורמים לי להרגיש דברים שאני לא רוצה</text:span><text:span text:style-name="T2">. </text:span><text:span text:style-name="T1">נגיד ההתנהגות של האח גורמת לי להרגיש כל הזמן וכדי לא להרגיש אשמע אני עסוק בנתינה או בביטול עצמי אמרנו שהדרך לצאת מהלופ הזה לעבור מרקשן לא</text:span><text:span text:style-name="T2">t</text:span><text:span text:style-name="T1">שן ללמוד לשהוט בחווית האשמעה להרגיש השם קראנו לזה אמבטיה לשבת בתוך רגש האמבטיה הזו לשבת באמבטיה של רגשות האשם מבלי לצאת עד שהרגש הזה יפסיק לאיים עליי ובמילים יותר א מדויקות לא רק שאני מסוגל לחוות אשמע אלא ברגע שרגש האשמע זה פחות מאיים עליי</text:span><text:span text:style-name="T2">, </text:span><text:span text:style-name="T1">אני גם עושה פעולה של זיכוי פנימי</text:span><text:span text:style-name="T2">. </text:span><text:span text:style-name="T1">כלומר</text:span><text:span text:style-name="T2">, </text:span><text:span text:style-name="T1">אני מזכה את עצמי מהאשמ</text:span><text:span text:style-name="T2">.</text:span></text:p>
      <text:p text:style-name="P2"><text:span text:style-name="T1">זאת אומרת</text:span><text:span text:style-name="T2">, </text:span><text:span text:style-name="T1">אתה מתייצב בסוף כל התהליך הזה של האמבטיה</text:span><text:span text:style-name="T2">, </text:span><text:span text:style-name="T1">אתה מתייצב מול אח זכאי</text:span><text:span text:style-name="T2">. </text:span><text:span text:style-name="T1">וברגע שאין את מי להשים</text:span><text:span text:style-name="T2">, </text:span><text:span text:style-name="T1">כי אני כי אני זכאית</text:span><text:span text:style-name="T2">,</text:span></text:p>
      <text:p text:style-name="P2"><text:span text:style-name="T1">נכון</text:span><text:span text:style-name="T2">? </text:span><text:span text:style-name="T1">ואז כשמאשימים אותי מה אני עושה</text:span><text:span text:style-name="T2">? </text:span><text:span text:style-name="T1">מי עסוק בלהוכיח את חפותו</text:span><text:span text:style-name="T2">? </text:span><text:span text:style-name="T1">רק מי שיש בו אשמ</text:span><text:span text:style-name="T2">. </text:span><text:span text:style-name="T1">מי שאין בו אשמ עסוק בלהוכיח את חפותו</text:span><text:span text:style-name="T2">. </text:span><text:span text:style-name="T1">ואם אני לא עסוק בלהוכיח את חפותי בדיבורים או מעשים מול מי שחש עצמו</text:span><text:span text:style-name="T2">, </text:span><text:span text:style-name="T1">קורבן מחזור האינפורמציה נשבר כי הקורבן לא יכול להמשיך להשים אדם אחר שאין חשם</text:span></text:p>
      <text:p text:style-name="P3">אז אני חוזרת על מה שאמרת בפרק שלוש צריך שניים לטנגו אפשר שרק אחד מהצדדים יפסיק את מחזור האינפורמציה</text:p>
      <text:p text:style-name="P2"><text:span text:style-name="T1">נכון במילא השני בדרך כלל לא מצטרף לטנגו כשעובדים בעבודה פנימית ויש מערכת יחסים של כיסים אחד על השני בדרך כלל לא השניים מצטרפים לטנגו וגם אם כן אז זה מסע ומתן כזה של אה של כוח של טוב אתה תעשה </text:span><text:soft-page-break/><text:span text:style-name="T2">X </text:span><text:span text:style-name="T1">אז אני אעשה וואי אנחנו כל הזמן מנהלים מסע ומתן אני אנוע קצת אבל בתנאי שאתה תנוע קצת ואם אתה לא נה אז למה שאני אנוע</text:span></text:p>
      <text:p text:style-name="P3">בזוגיות זה עולה חזק</text:p>
      <text:p text:style-name="P2"><text:span text:style-name="T1">כן אז זה שיחה של אגו ולא שיחה של עבודה פנימית אז נתנו פה שני מקומות שבהם הראנו איך שורשים של פחד מביאים את עצמם בפעולות שהתכלית שלהם למנוע מהפחד הזה להתממש אבל גורמות את אותו נזק נזכיר שבחירה מפחד זה זה טרמינולוגיה שהיא מעט מבלבלת לפעמים היא בחירה שהמהות הפעולה שבאה אחריה היא למנוע ממשהו שאני מפחד ממנו להתממש</text:span><text:span text:style-name="T2">. </text:span><text:span text:style-name="T1">כלומר</text:span><text:span text:style-name="T2">, </text:span><text:span text:style-name="T1">אני מרצה אותך כדי שהנתישה לא תתממש</text:span><text:span text:style-name="T2">. </text:span><text:span text:style-name="T1">אני בנתינה אלייך כדי שהאשמה לא תתממש</text:span><text:span text:style-name="T2">. </text:span><text:span text:style-name="T1">פעולה ששורשה פחד</text:span><text:span text:style-name="T2">, </text:span><text:span text:style-name="T1">בחירה לא מודעת ששורשה פחד</text:span><text:span text:style-name="T2">, </text:span><text:span text:style-name="T1">התכלית שלה היא למנוע משהו שאני חושש ממנו</text:span><text:span text:style-name="T2">.</text:span></text:p>
      <text:p text:style-name="P2"><text:span text:style-name="T1">והנה הפתעה</text:span><text:span text:style-name="T2">. </text:span><text:span text:style-name="T1">אני אנטש</text:span><text:span text:style-name="T2">.</text:span></text:p>
      <text:p text:style-name="P2"><text:span text:style-name="T1">כן</text:span><text:span text:style-name="T2">. </text:span><text:span text:style-name="T1">השיר יגור טיבה לי</text:span><text:span text:style-name="T2">. </text:span><text:span text:style-name="T1">אני מביאה את זה</text:span></text:p>
      <text:p text:style-name="P2"><text:span text:style-name="T1">גדיה של התודעה הרקטיבית זו מנטרה שלנו זה שהיא תמיד בוראת את המציאות אותה</text:span><text:span text:style-name="T2">. </text:span><text:span text:style-name="T1">היא מנסה למנוע</text:span><text:span text:style-name="T2">. </text:span><text:span text:style-name="T1">א היום אני רוצה לתת זווית אחרת שעוסקת בבחירות ובבחירות לא מודעות ודווקא אני רוצה לעסוק בזה במימד שבו זה משתקף בחוץ</text:span><text:span text:style-name="T2">. </text:span><text:span text:style-name="T1">זאת אומרת ופה צריך רגע לשחק עם איזה דוגמה כדי להעביר את זה כי זה קשה ללמד בלי לאחוז בדוגמה</text:span><text:span text:style-name="T2">. </text:span><text:span text:style-name="T1">אז בוא בוא ניקח רגע הרגלים שיש לנו או בחירות שיש לנו שאנחנו מאוד שלמים איתם</text:span><text:span text:style-name="T2">. </text:span><text:span text:style-name="T1">ומצד שני שמישהו מתנהג אחרת אנחנו מאוד כועסים עליו</text:span><text:span text:style-name="T2">. </text:span><text:span text:style-name="T1">למשל ניקח בחירה או הרגל</text:span><text:span text:style-name="T2">. </text:span><text:span text:style-name="T1">אנחנו יש כלפיות עוד מעט כן לעמוד בתור אנחנו עומדים בתור לקלפי</text:span><text:span text:style-name="T2">. </text:span><text:span text:style-name="T1">עומדים בתור למכולת עומדים בתור לקולנוע</text:span><text:span text:style-name="T2">. </text:span><text:span text:style-name="T1">זה לא משנה מה</text:span><text:span text:style-name="T2">.</text:span></text:p>
      <text:p text:style-name="P2"><text:span text:style-name="T1">כמו כל אנגלית טוב גם אנחנו כל אנגלי טוב גם אנחנו בלוונט משתדלים לעמוד בתור</text:span><text:span text:style-name="T2">. </text:span><text:span text:style-name="T1">יפה</text:span><text:span text:style-name="T2">. </text:span><text:span text:style-name="T1">את מקפידה לעמוד בתור</text:span><text:span text:style-name="T2">?</text:span></text:p>
      <text:p text:style-name="P2"><text:span text:style-name="T1">אני משתדלת מאוד לעמוד בתור</text:span><text:span text:style-name="T2">.</text:span></text:p>
      <text:p text:style-name="P2"><text:span text:style-name="T1">אה את שלמה עם הבחירה שלך לעמוד בתור</text:span><text:span text:style-name="T2">?</text:span></text:p>
      <text:p text:style-name="P2"><text:span text:style-name="T1">כן</text:span><text:span text:style-name="T2">.</text:span></text:p>
      <text:p text:style-name="P2"><text:span text:style-name="T1">בסך הכל כן</text:span><text:span text:style-name="T2">. </text:span><text:span text:style-name="T1">אה מה את מרגישה</text:span><text:span text:style-name="T2">? </text:span><text:span text:style-name="T1">שעוקפים אותך בתור כלפי העוקף</text:span><text:span text:style-name="T2">.</text:span></text:p>
      <text:p text:style-name="P2"><text:span text:style-name="T1">וואו</text:span><text:span text:style-name="T2">, </text:span><text:span text:style-name="T1">זה מרתיח אותי איך אה איך הוא מרשה לעצמו</text:span></text:p>
      <text:p text:style-name="P2"><text:span text:style-name="T1">נכון</text:span><text:span text:style-name="T2">? </text:span><text:span text:style-name="T1">מיד סף כעס</text:span><text:span text:style-name="T2">. </text:span><text:span text:style-name="T1">אז כבר אני נותן רמז בכל פעם שאני בוחר בחירה ויש מישהו שבוחר אחרת ומה שאני מרגיש זו רתיחה פנימית וכעס שמופנה כלפי מי שיש בחוץ</text:span><text:span text:style-name="T2">, </text:span><text:span text:style-name="T1">יש יום מאוד מאוד מעניין א ללמוד</text:span><text:span text:style-name="T2">.</text:span></text:p>
      <text:p text:style-name="P2"><text:span text:style-name="T1">אצלי בפנים</text:span><text:span text:style-name="T2">.</text:span></text:p>
      <text:p text:style-name="P2"><text:span text:style-name="T1">כן</text:span><text:span text:style-name="T2">. </text:span><text:span text:style-name="T1">אז בוא נתקדם עם זה</text:span><text:span text:style-name="T2">.</text:span></text:p>
      <text:p text:style-name="P2"><text:span text:style-name="T1">אבל לא אני עשיתי את זה</text:span><text:span text:style-name="T2">.</text:span></text:p>
      <text:p text:style-name="P2"><text:span text:style-name="T1">נכון</text:span><text:span text:style-name="T2">. </text:span><text:span text:style-name="T1">את שמרת על החוקים ועמדת בתור</text:span><text:span text:style-name="T2">. </text:span><text:span text:style-name="T1">עכשיו מה את מרגישה</text:span><text:span text:style-name="T2">? </text:span><text:span text:style-name="T1">כשאת עומדת בתור ואני כבר מראה פה חלק מהתהליך והוא עוקף</text:span></text:p>
      <text:p text:style-name="P3">חוץ מכעס</text:p>
      <text:p text:style-name="P3">כן</text:p>
      <text:p text:style-name="P3">שאני פריירית</text:p>
      <text:p text:style-name="P3">נכון</text:p>
      <text:p text:style-name="P3">שהוא זה שיקבל ראשון והוא עוד מרחיק אותי גם בתור אז זה הופך אותי לך פריירית אבל את מאשימה אותו</text:p>
      <text:p text:style-name="P3">ואנחנו כמיתב המסורת עוברים למיקוד שליטה פנימיים ושואלים פריירית של מה</text:p>
      <text:p text:style-name="P2"><text:span text:style-name="T1">אה אתה עכשיו תגיד שלבחירה שלי כי אני בחרתי לעמוד בתור לא להיות חוליגן כמוהו</text:span><text:span text:style-name="T2">.</text:span></text:p>
      <text:p text:style-name="P2"><text:soft-page-break/><text:span text:style-name="T1">נכון</text:span><text:span text:style-name="T2">? </text:span><text:span text:style-name="T1">אז הדבר הוא מעניין</text:span><text:span text:style-name="T2">. </text:span><text:span text:style-name="T1">מי בחר לעמוד בתור</text:span><text:span text:style-name="T2">?</text:span></text:p>
      <text:p text:style-name="P2"><text:span text:style-name="T1">אני</text:span><text:span text:style-name="T2">.</text:span></text:p>
      <text:p text:style-name="P2"><text:span text:style-name="T1">את מי את מאשימה בזה שאת משלמת מחיר לבחירה שלך</text:span><text:span text:style-name="T2">?</text:span></text:p>
      <text:p text:style-name="P2"><text:span text:style-name="T1">לגמרי אותו</text:span><text:span text:style-name="T2">.</text:span></text:p>
      <text:p text:style-name="P2"><text:span text:style-name="T1">אותו</text:span><text:span text:style-name="T2">. </text:span><text:span text:style-name="T1">אז נוצר מצב מעניין</text:span><text:span text:style-name="T2">. </text:span><text:span text:style-name="T1">אנחנו מרגישים פריירים ואנחנו מאשימים את האחר בזה שהוא גורם לנו לשלם מחירים על הבחירה שאנחנו עשינו</text:span><text:span text:style-name="T2">. </text:span><text:span text:style-name="T1">הוא בחר בחירה אחרת</text:span><text:span text:style-name="T2">. </text:span><text:span text:style-name="T1">הוא עוקף בתור</text:span><text:span text:style-name="T2">. </text:span><text:span text:style-name="T1">אבל אני כועס עליו על הבחירה שלי</text:span><text:span text:style-name="T2">.</text:span></text:p>
      <text:p text:style-name="P2"><text:span text:style-name="T1">כשאתה מציג את זה עכשיו זה מאוד אבסורדי</text:span><text:span text:style-name="T2">.</text:span></text:p>
      <text:p text:style-name="P2"><text:span text:style-name="T1">כן</text:span><text:span text:style-name="T2">. </text:span><text:span text:style-name="T1">זה זה הולך להיות פרק אבסורדי</text:span><text:span text:style-name="T2">. </text:span><text:span text:style-name="T1">הדבר המעניין בפרק הזה שכשמסתכלים עליו אחר כך ומי שיקשיב לו יגלה שזה חווה קל</text:span><text:span text:style-name="T2">. </text:span><text:span text:style-name="T1">כלומר הדבר הזה קורה כל יום כל הזמן וזה ויש לנו ריטואלים כאלה כל ה</text:span></text:p>
      <text:p text:style-name="P3">שאני כועסת על הזולת על בחירות שאני עשיתי</text:p>
      <text:p text:style-name="P3">כן ונוסיף את המילה ברוח התקופה לכאורה אני עשיתי אותה</text:p>
      <text:p text:style-name="P3">אוקיי</text:p>
      <text:p text:style-name="P3">ובוא נבין למה כי אנחנו עוסקים בפרק של בחירות לא מודעות כי בפועלמורים אני אשאל אותך עכשיו האם את זוכרת את הפעם הראשונה שבה לימורי הקטנה בחרה לעמוד בתור התשובה שלך תהיה לא</text:p>
      <text:p text:style-name="P2"><text:span text:style-name="T1">לא את יודעת למה את לא זוכרת</text:span><text:span text:style-name="T2">?</text:span></text:p>
      <text:p text:style-name="P3">לא</text:p>
      <text:p text:style-name="P2"><text:span text:style-name="T1">כי את אף פעם לא בחרת לעמוד בתור</text:span><text:span text:style-name="T2">.</text:span></text:p>
      <text:p text:style-name="P3">אוקיי</text:p>
      <text:p text:style-name="P2"><text:span text:style-name="T1">הסיבה שאת עומדת בתור זה בגלל שאמא שלך או אבא שלך או המורה שלך אמרה לך שצריך לעמוד בתור</text:span><text:span text:style-name="T2">. </text:span><text:span text:style-name="T1">זו בחירה שנעשתה עבורך והיא בחירה ריקה</text:span><text:span text:style-name="T2">. </text:span><text:span text:style-name="T1">היא בחירה חסרה כי הבחירה לא לקחה בחשבון מחירים והיא אינה בחירה חופשית</text:span><text:span text:style-name="T2">. </text:span><text:span text:style-name="T1">ואת זה הדבר שאני רוצה שנדבר עליו היום</text:span><text:span text:style-name="T2">. </text:span><text:span text:style-name="T1">זאת אומרת מה ש</text:span></text:p>
      <text:p text:style-name="P3">אמרו לי בילדות או או שיקפו לי בילדות או ראיתי חיכית בעצם עשיתי חיקוי של התנהגות של בין טוב לרע</text:p>
      <text:p text:style-name="P3">נכון</text:p>
      <text:p text:style-name="P3">וזהו לא למה ולא מה המחיר של הטוב או מה המחיר של הרע</text:p>
      <text:p text:style-name="P3">ואפילו כעסו עלייך כששיכרת או כעסו עלייך שלא עמד בתור או כעסו עלייך</text:p>
      <text:p text:style-name="P3">כי לא כי לא עומדים בתור</text:p>
      <text:p text:style-name="P2"><text:span text:style-name="T1">נכון וממש רתחו עלייך אז את בוחרת את עומדת בתור כי ככה כי לא קופצים על הספה כי לא מרמים כי לא עוקפים כי מדברים יפה כי לא הופכים שולחן אבל מה שאמא שלך או אבא שלך לא עשו או המבוגר הרלוונטי הוא לא אמר לך יבנתי תקשיבי רגע היום אני רוצה לדבר איתך על עמידה בתור יקירתי ויש לך שתי אפשרויות בעולם המופלא הזה שלנו את יכולה או לעמוד בתור או לעקוף בתור מה את מעדיפה אומרת להילדה אני לא יודעת אמא אני בת שש מה מה מה מסתתר פה אומרת תראה תראי ילדתי את את יש לך שתי אפשרות אם את עומדת בתור יש לזה פלוסים יש לזה מינוסים</text:span><text:span text:style-name="T2">. </text:span><text:span text:style-name="T1">הפלוסים של הדבר הזה זה שאת שומרת על הסדר החברתי</text:span><text:span text:style-name="T2">. </text:span><text:span text:style-name="T1">את ממשת ערך שאנחנו כבר בבית הזה בדורי דורות</text:span><text:span text:style-name="T2">, </text:span><text:span text:style-name="T1">עוד ממרוקו מחזיקים אותו</text:span><text:span text:style-name="T2">. </text:span><text:span text:style-name="T1">א את שומרת על ההרמוניה בסביבה</text:span><text:span text:style-name="T2">. </text:span><text:span text:style-name="T1">ויש לזה גם מחירים</text:span><text:span text:style-name="T2">. </text:span><text:span text:style-name="T1">זה כואב ברגליים</text:span><text:span text:style-name="T2">, </text:span><text:span text:style-name="T1">זה מבזבז מלא זמן</text:span><text:span text:style-name="T2">. </text:span><text:span text:style-name="T1">את מגיעה לא תמיד נשארות לחמניות ואלה שנשארות הם כבר קרות</text:span><text:span text:style-name="T2">, </text:span><text:span text:style-name="T1">אין לך את הכיסא המועדף בקולנוע</text:span><text:span text:style-name="T2">. </text:span><text:span text:style-name="T1">מתאים לך לעמוד בתור</text:span><text:span text:style-name="T2">? </text:span><text:span text:style-name="T1">האמת את מסתכלת על זה ואומרת לא יודעת אה</text:span></text:p>
      <text:p text:style-name="P2"><text:span text:style-name="T1">מה המחירים של הצד של השני שלא כל כך מגניב</text:span><text:span text:style-name="T2">. </text:span><text:span text:style-name="T1">מה החלופה לימור תצמך להיות מריינת בחירה ובחירה בשוק היא ילדה אינטליגנטית היא רוצה לדעת אומרת לה אמא תקשיבי החלופה היא לעקוף בתור היתרונות של זה ברורים יש לך את זה לא לוקח זמן מקבל את הלחמניות הכי חמות והכי טריות ותמיד יש לך מקום בקולנוע</text:span></text:p>
      <text:p text:style-name="P3"><text:soft-page-break/>על פניו פצצה בוחרת באפשרות השנייה</text:p>
      <text:p text:style-name="P2"><text:span text:style-name="T1">כן נכון אבל יש לזה גם מחירים המחירים זה שאת פוגעת בסדר החברתי את לא מממשת את הערך שאנחנו מזריקים מהמשפחה כבר </text:span><text:span text:style-name="T2">300 </text:span><text:span text:style-name="T1">שנה ואת וגם כל מי שתקפי אותו ישנע אותך ואולי אפילו יבוא שיותר יוד ל אותך</text:span></text:p>
      <text:p text:style-name="P3">ויצא לי שם של אחת שלא שומרת על הסדר החברתי</text:p>
      <text:p text:style-name="P3">עכשיו יקירתי בסרגל הבחירה את יכולה לבחור וכל בחירה שאתה עשי תכלול בתוכה את המחיר שמיד מגיע עם הבחירה עכשיו נגיד לימור שבחרת לעמוד בתור זה אומר שהבחירה שלך מקפלת בתוכה כבר את המחיר המלא שלה ולכן שכשאת תעמדי בתור תעמוד אישה שבכרה לעמוד בתור ובכרה גם במחירים הנלבים של הדבר הזה ומה יקרה כשמישהו יעקוף אותה מה היא תרגיש</text:p>
      <text:p text:style-name="P3">לא פריירית כי זה זו אני בחרתי לעמוד בתור</text:p>
      <text:p text:style-name="P3">נכון</text:p>
      <text:p text:style-name="P3">אה אני לא בטוחה שלא תהיה לי עליונות מוסרית להגיד</text:p>
      <text:p text:style-name="P2"><text:span text:style-name="T1">תהיה לך עליונות מוסרית אבל תראי מה לא יקרה תראי רגע מה קורה לנו כשהדבר הזה לפני שאנחנו עושים את הבחירה המלאה אנחנו עומדים בתור ואנחנו מאוד מאוד מתוסכלים וכועסים על מחיר הבחירה שלנו לעמוד בתור כי זו בחירה ריקה שלא לקחה בחשבון את המחירים כי יהותך בדמנו בילדות</text:span><text:span text:style-name="T2">. </text:span><text:span text:style-name="T1">אוקיי</text:span><text:span text:style-name="T2">? </text:span><text:span text:style-name="T1">אז אני חשמ קורבן לבחירה שאני בפועל עושה יום אחרי יום אחרי יום משך </text:span><text:span text:style-name="T2">30 </text:span><text:span text:style-name="T1">שנה</text:span><text:span text:style-name="T2">. </text:span><text:span text:style-name="T1">אני עומד בתור </text:span><text:span text:style-name="T2">30 </text:span><text:span text:style-name="T1">שנה ו</text:span><text:span text:style-name="T2">-30 </text:span><text:span text:style-name="T1">שנה כועס על מישהו שעוקף בתור</text:span><text:span text:style-name="T2">. </text:span><text:span text:style-name="T1">אז אני אומר לך לימור אז תקפי גם את בתור</text:span><text:span text:style-name="T2">. </text:span><text:span text:style-name="T1">אבל אז זאת אומרת אבל אני לא יכולה לעקוף בתור כי אני גם לא מוכנה לשלם את מחיר העקיפה בתור</text:span><text:span text:style-name="T2">. </text:span><text:span text:style-name="T1">של יחשבו עליי ככה</text:span><text:span text:style-name="T2">, </text:span><text:span text:style-name="T1">של יבוא שוטר יאכל אותי</text:span><text:span text:style-name="T2">, </text:span><text:span text:style-name="T1">של לפגוע בכולם ולפגוד בערך</text:span><text:span text:style-name="T2">. </text:span><text:span text:style-name="T1">אז אנחנו תקועים בחיים שלנו ואת זה אני אומר לך בחוט אני רואה את זה כל יום בין שני עולמות אחד שאינו שלם ממחיר הבחירה הלא מודעת ההיסטורית שלי כי מעולם לא נעשתה ושתיים גם לא מוכנים לשלם את מחיר החלופה כלומר תזוזה על הסרגל וחיבוק המחירים של החלופה של הפעולה השנייה אז מה נשאר לנו לעשות לכעוס</text:span></text:p>
      <text:p text:style-name="P2"><text:span text:style-name="T1">לכעוס אני רוצה שתחזור על עניין של לזוז על הסרגל כי אתה דיברת על לשלם את המחיר של כך או של צד כזה או של צד כזה אבל מה זה אומר לזוז על הסרגל</text:span><text:span text:style-name="T2">.</text:span></text:p>
      <text:p text:style-name="P2"><text:span text:style-name="T1">תראי</text:span><text:span text:style-name="T2">, </text:span><text:span text:style-name="T1">התיקון קשור לזה שאני אה בוא ניתן רגע דוגמה</text:span><text:span text:style-name="T2">, </text:span><text:span text:style-name="T1">נין דוגמה אחרת</text:span><text:span text:style-name="T2">. </text:span><text:span text:style-name="T1">נגיד במקום העבודה</text:span><text:span text:style-name="T2">, </text:span><text:span text:style-name="T1">אני מאוד כועס על קולג שלי בעבודה כי הוא א דמות מאוד פוליטית בארגוד במובן הזה שהוא מקדם את עצמו כל הזמן</text:span><text:span text:style-name="T2">, </text:span><text:span text:style-name="T1">כל היום מוכר את עצמו עם השתיקים והזה ומראה מראה נוצות ואותי זה מרתיח</text:span><text:span text:style-name="T2">. </text:span><text:span text:style-name="T1">זה אותי זה מרתיח כי אני נמצא בדיוק בצד השני של הסרגל</text:span><text:span text:style-name="T2">. </text:span><text:span text:style-name="T1">הוא מתק זה מרתיח כי הוא משיג תוצאות עם פחות מאמץ</text:span><text:span text:style-name="T2">. </text:span><text:span text:style-name="T1">ואני עובד יותר</text:span><text:span text:style-name="T2">, </text:span><text:span text:style-name="T1">מביא יותר תועלת</text:span><text:span text:style-name="T2">, </text:span><text:span text:style-name="T1">אבל הוא זה שמתקדם כי הוא מנופ בנוצות שלו וזה מכאיס אותי מאוד כי אני נופל קורבן לבחירה שלי להיות צנוע</text:span><text:span text:style-name="T2">, </text:span><text:span text:style-name="T1">לא לנופצות כי ככה לימדו אותי</text:span><text:span text:style-name="T2">. </text:span><text:span text:style-name="T1">אז פה יש לי שתי אפשרויות</text:span><text:span text:style-name="T2">. </text:span><text:span text:style-name="T1">ראשית שוב אני כועס עליו כי הוא גורם לי לשלם מחיר</text:span><text:span text:style-name="T2">. </text:span><text:span text:style-name="T1">הוא לא באמת גורם לי לשלם מחיר</text:span><text:span text:style-name="T2">. </text:span><text:span text:style-name="T1">הוא מאיר לי בא את המחיר שאני משלם על בחירה היסטורית לא מודעת שעשיתי</text:span><text:span text:style-name="T2">. </text:span><text:span text:style-name="T1">ולכן אני כועס עליו ותוקף אותו</text:span><text:span text:style-name="T2">. </text:span><text:span text:style-name="T1">וגם כמובן נמצא באותה עליונות מוסרית</text:span><text:span text:style-name="T2">. </text:span><text:span text:style-name="T1">שאומרת הופויה כי ככה לא מתנהגים</text:span><text:span text:style-name="T2">. </text:span><text:span text:style-name="T1">אוקיי</text:span><text:span text:style-name="T2">? </text:span><text:span text:style-name="T1">ואז אני אומר הוא השם הוא לא בסדר</text:span><text:span text:style-name="T2">. </text:span><text:span text:style-name="T1">אז יש לי שתי אפשרויות נכון</text:span><text:span text:style-name="T2">? </text:span><text:span text:style-name="T1">או להגיד אוקיי אני א דמות אפוליטית מנהל אפוליטי</text:span><text:span text:style-name="T2">. </text:span><text:span text:style-name="T1">אבא שלי גם הוא היה מנהל אפוליטי</text:span><text:span text:style-name="T2">. </text:span><text:span text:style-name="T1">אבא של אבא שלי עליו השלום גם הוא היה מנהל אפוליטי</text:span><text:span text:style-name="T2">. </text:span><text:span text:style-name="T1">אנחנו ואני דור שלישי לדבר הזה ואני אשלם בגאון את המחירים של עבודה קשה מבלי להשוויץ</text:span><text:span text:style-name="T2">. </text:span><text:span text:style-name="T1">וזה אומר שאני אתקדם מאוד</text:span><text:span text:style-name="T2">. </text:span><text:span text:style-name="T1">מאוד לאט אם בכלל</text:span><text:span text:style-name="T2">, </text:span><text:span text:style-name="T1">אבל אני אממש את הערך הזה</text:span><text:span text:style-name="T2">. </text:span><text:span text:style-name="T1">זאת אפשרות אחת</text:span><text:span text:style-name="T2">. </text:span><text:span text:style-name="T1">זה נקרא להישאר בצד הזה על הסרגל</text:span><text:span text:style-name="T2">. </text:span><text:span text:style-name="T1">חלופה שנייה אומרת לא</text:span><text:span text:style-name="T2">, </text:span><text:span text:style-name="T1">אני רוצה להתקדם</text:span><text:span text:style-name="T2">, </text:span><text:span text:style-name="T1">אני חייב להתקדם</text:span><text:span text:style-name="T2">, </text:span><text:span text:style-name="T1">אני רוצה למאמן את הלימודים של הילד שלי בקוליג</text:span><text:span text:style-name="T2">' </text:span><text:span text:style-name="T1">או אני רוצה להקיף את העולם ובשביל זה אני חייב להתקדם בתפקיד</text:span><text:span text:style-name="T2">. </text:span><text:span text:style-name="T1">והדרך היחידה להתקדם בתפקיד היא להתחיל למכור את עצמי קצת יותר בפוליטיקה הארגונית</text:span><text:span text:style-name="T2">. </text:span><text:span text:style-name="T1">זה בא עם תועלת וזה בא עם מחיר</text:span><text:span text:style-name="T2">.</text:span></text:p>
      <text:p text:style-name="P2"><text:soft-page-break/><text:span text:style-name="T1">זה נקרא תזוזה על הסרגל</text:span><text:span text:style-name="T2">. </text:span><text:span text:style-name="T1">ולכן אני בוחר לנוע על הסרגל לנקודת איזון חדשה שבה אני בוחר מחדש מחירים אני אומר עכשיו אני אתחיל לשווק את עצמי בתוך הארגון אני בוגד במרכאות בערך הישן שלי המחירים הוא שיש אנשים שאינם צרה בי כרגע אבל התועלת היא שאני מרוויח יותר כסף אני יכול לממן לילד שלי את הקולג</text:span><text:span text:style-name="T2">' </text:span><text:span text:style-name="T1">ולהקיף את העולם</text:span></text:p>
      <text:p text:style-name="P3">זאת אומרת זזתי על הסרגל בהתחשב במחירים שאני אמורה לשלם</text:p>
      <text:p text:style-name="P3">נכון</text:p>
      <text:p text:style-name="P3">מעולה</text:p>
      <text:p text:style-name="P3">נכון</text:p>
      <text:p text:style-name="P3">אני אומרת מעולה כאילו זה ממש קל אבל זה לא</text:p>
      <text:p text:style-name="P3">תראי זה ממש לעשות ניתוח מודע מודע שלי</text:p>
      <text:p text:style-name="P2"><text:span text:style-name="T1">נכון אבל שוב אנחנו אומרים תודעה ראקטיבית תודעה תגובתית יש בה תקסיות כלומר אם יש מישהו בעבודה שכל יום מרגיז אותי כי הוא בדקה לארבע נופלת לו העת ואני יש לי כעס על על הבחירה שלו תראו אותה נגיד נגיד צילי וגילי כאלה אוקיי תראי את הצילי הזאתי כל יום בדקה לארבע נופלת לעת ולמה אני צריכה להישאר לעשות פה את כל העבודה אוקיי עכשיו גילית כועסת על צילי כי היא גורמת לה לשלם מחיר אז אנחנו באים ואומר לה תלכי גם את הביתה תלכי גם את הביתה בארבע אין שום גם את מוזמנת להפיל את העת בארבע היא אומרת אני לא יכולה אומרים לה למה את לא יכולה אומרת כי אני בניגוד לצילי אני בן אדם אחראי כלומר היא אומרת אני נופלת קורבן לערך של אחריות ולכן אני לא חופשיה לבחור כמו צילי כבר התבלבלתי מי צילי מגילי אבל אני לא יכולה אתה כן</text:span><text:span text:style-name="T2">, </text:span><text:span text:style-name="T1">אני לא יכולה לפעול כמו צילי בניגוד אלי אני בן אדם אחראי אנחנו אומרים דבר מאוד פשוט את מעוניינת להיות אדם אחראי את מעוניינת להחזיק בערך הזה את חייבת ללמוד לשלם את המחיר הרי להליכה מוקדם הביתה יש יתרונות היתרונות הם הפלוסים זה שאני מגיע בדקה בארבע ודקה הביתה לילדים ולמשפחה שלי ויש לי </text:span><text:span text:style-name="T2">work balance </text:span><text:span text:style-name="T1">בסדר בלנס בין העבודה לבין הבית המחירים הוא שגילי שונת אותי המחירים הם שאני לא מתקדמת</text:span><text:span text:style-name="T2">,</text:span></text:p>
      <text:p text:style-name="P2"><text:span text:style-name="T1">שהם רחלים עליי בעבודה</text:span><text:span text:style-name="T2">, </text:span><text:span text:style-name="T1">שאני זרקנית</text:span><text:span text:style-name="T2">, </text:span><text:span text:style-name="T1">שאני כאלה</text:span><text:span text:style-name="T2">.</text:span></text:p>
      <text:p text:style-name="P2"><text:span text:style-name="T1">להיות בן אדם אחראי יש לזה גם פלוסים וגם מינוסים</text:span><text:span text:style-name="T2">. </text:span><text:span text:style-name="T1">מעריכים אותי</text:span><text:span text:style-name="T2">, </text:span><text:span text:style-name="T1">אני מתקדמת בעבודה ויש לזה גם מינוסים</text:span><text:span text:style-name="T2">, </text:span><text:span text:style-name="T1">כי אני לא מגיעה הביתה ולא רואה את המשפחה ואין לי בלנס בין הבית לעבודה</text:span><text:span text:style-name="T2">.</text:span></text:p>
      <text:p text:style-name="P2"><text:span text:style-name="T1">ואני מתוסכלת</text:span><text:span text:style-name="T2">.</text:span></text:p>
      <text:p text:style-name="P2"><text:span text:style-name="T1">ואני מתוסכלת ואני מאשימה אותה בבחירות שלי</text:span><text:span text:style-name="T2">. </text:span><text:span text:style-name="T1">זאת בחרה היא לעשות פלוסים ומינוסים וזאת בחרה השנייה לעשות פלוסים ומינוסים</text:span><text:span text:style-name="T2">. </text:span><text:span text:style-name="T1">עכשיו אנחנו רואים דבר לכאורה מאוד פשוט אנחנו אומרים אתה מעוניין להחזיק בערך של א להישאר עד חמש בבית בעבודה</text:span></text:p>
      <text:p text:style-name="P2"><text:span text:style-name="T1">אתה מעוניין להחזיק בערך של יושרה של יושר את מעוניינת לעמוד בתור אנחנו מעוניינים להחזיק בערכים מסוימים תשלמו את המחיר כל הרעיון של ערך </text:span><text:span text:style-name="T2">val</text:span><text:span text:style-name="T1">ו זה שהוא בא עם מחיר הערכים הגבוהים ביותר באים עם המחירים הקבועים</text:span><text:span text:style-name="T2">,</text:span></text:p>
      <text:p text:style-name="P2"><text:span text:style-name="T1">דורשים את המחירים הגבוהים ביותר</text:span><text:span text:style-name="T2">. </text:span><text:span text:style-name="T1">להחזיק ערך מבלי לבחור בחירה מודעת במחיר ומבלי לחבק אותו</text:span><text:span text:style-name="T2">. </text:span><text:span text:style-name="T1">זה כמו להגיד יש לי דעה ואני מתנגד לה</text:span><text:span text:style-name="T2">. </text:span><text:span text:style-name="T1">כאילו זה פרדוקס</text:span><text:span text:style-name="T2">. </text:span><text:span text:style-name="T1">והדבר המדהים הוא שדווקא בזירה הערכית אין לנו סדר במחירים ובבחירות החופשיות שלנו</text:span><text:span text:style-name="T2">.</text:span></text:p>
      <text:p text:style-name="P2"><text:span text:style-name="T1">לא הבנתי</text:span><text:span text:style-name="T2">. </text:span><text:span text:style-name="T1">אז למה ככה פתאום הפסקה באמצע הפרק</text:span><text:span text:style-name="T2">? </text:span><text:span text:style-name="T1">גם כדי לתת לכם רגע לנשום ולהקל את החומר וגם כדי להכיר לכם את הקורס הדיגיטלי שהכנתי שנקרא איך לא מה שמואר צומח ומתאים לבוגרי הסדנאות המלאות וגם למי שרק מאזין לפודקאסט ארבעה שיעורים עמוקים ומונים על חוק הסיבה והתוצאה מה שמואר צומח איך משנים מיקודי שליטה וטכניקה מובנת ומוכחת לבריאת מציאות אני מלמד שם בצורה עמוקה ומסודרת את מה </text:span><text:soft-page-break/><text:span text:style-name="T1">שהפודקאסט נוגע בו ברמיזה פשוט תלחצו על לינק פה למטה ותמשיכו להעמיק ולהתפתח</text:span><text:span text:style-name="T2">. </text:span><text:span text:style-name="T1">זהו</text:span><text:span text:style-name="T2">. </text:span><text:span text:style-name="T1">נתראה עוד שנייה מהצד השני</text:span><text:span text:style-name="T2">.</text:span></text:p>
      <text:p text:style-name="P2"><text:span text:style-name="T1">מה זה אומר</text:span><text:span text:style-name="T2">? </text:span><text:span text:style-name="T1">אין לנו סדר</text:span><text:span text:style-name="T2">.</text:span></text:p>
      <text:p text:style-name="P2"><text:span text:style-name="T1">זה אומר שאני יכול לבוא ולהגיד</text:span><text:span text:style-name="T2">, </text:span><text:span text:style-name="T1">אוקיי</text:span><text:span text:style-name="T2">, </text:span><text:span text:style-name="T1">עכשיו בחרתי בריוקישן</text:span><text:span text:style-name="T2">, </text:span><text:span text:style-name="T1">אני עוזב את בת חפר שאני גר בה ואני עובר ל</text:span><text:span text:style-name="T2">LA. </text:span><text:span text:style-name="T1">זו בחירה מודעת</text:span><text:span text:style-name="T2">, </text:span><text:span text:style-name="T1">נכון</text:span><text:span text:style-name="T2">? </text:span><text:span text:style-name="T1">לפני שישבתי על הבחירה הזאתי</text:span><text:span text:style-name="T2">, </text:span><text:span text:style-name="T1">עשיתי אקסל מאוד גדול</text:span><text:span text:style-name="T2">, </text:span><text:span text:style-name="T1">פלוסים ומינוסים</text:span><text:span text:style-name="T2">, </text:span><text:span text:style-name="T1">ובסוף שילמתי את ה בחירים שלהעביר את המשפחה שלי חברתית כלכלית זו בחירה מודעת</text:span><text:span text:style-name="T2">. </text:span><text:span text:style-name="T1">נכון</text:span><text:span text:style-name="T2">?</text:span></text:p>
      <text:p text:style-name="P2"><text:span text:style-name="T1">נכון</text:span><text:span text:style-name="T2">.</text:span></text:p>
      <text:p text:style-name="P2"><text:span text:style-name="T1">כשאני עושה בחירות ערקיות רוב הערכים שלנו הם ערכים שלא נכנסו לאקסל</text:span><text:span text:style-name="T2">. </text:span><text:span text:style-name="T1">הם ערכים שמותחים בדמינו כי כך גדלנו</text:span><text:span text:style-name="T2">.</text:span></text:p>
      <text:p text:style-name="P2"><text:span text:style-name="T1">זאת אומרת אנחנו לא עצרנו רגע כמו שעצרת לפני הריוקיישן</text:span><text:span text:style-name="T2">. </text:span><text:span text:style-name="T1">לא שאתה הולך אה ועשינו פלוס ומינוס בעד ונגד מחיר ולעומת א</text:span></text:p>
      <text:p text:style-name="P2"><text:span text:style-name="T1">בוא אני אספר לך בדיוק</text:span><text:span text:style-name="T2">. </text:span><text:span text:style-name="T1">אני אספר לך איפה הפודקאסט הזה נולד</text:span><text:span text:style-name="T2">. </text:span><text:span text:style-name="T1">כן איפה השיעור הזה זה נולד הוא נולד ב</text:span><text:span text:style-name="T2">-89 </text:span><text:span text:style-name="T1">א אני</text:span></text:p>
      <text:p text:style-name="P3">לא יאמן אני זוכר את פרקים אתה זוכר שנים אוקיי</text:p>
      <text:p text:style-name="P2"><text:span text:style-name="T1">כן הוא נולד לפני מיליון שנה אני שירטתי באיזה יחידה מיוחדת ו א יש דבר שנקרא הסתתרות השבה והיה לנו תרגיל מסכם בנחל צין והיינו לבד והלכנו חמישה ימים כזה כמו כלבים במדבר והיינו צריכים להסתתר והוא צריכים לחפש אותנו ובנינו בכל יום בנינו עמדות השואה כאלה וא אחרי שאתה בונה זה עבודה מאוד קשה לבנות את העמדות האלה ואתה מטשטש אותם</text:span><text:span text:style-name="T2">. </text:span><text:span text:style-name="T1">היה לנו כזה זכות שפעם היו מברשות כאלה עם נוצות צבעוניות לפידור האבק</text:span><text:span text:style-name="T2">. </text:span><text:span text:style-name="T1">כן</text:span><text:span text:style-name="T2">. </text:span><text:span text:style-name="T1">עדיין</text:span></text:p>
      <text:p text:style-name="P2"><text:span text:style-name="T1">אז עדיין יש כאלה</text:span><text:span text:style-name="T2">. </text:span><text:span text:style-name="T1">אוקיי</text:span><text:span text:style-name="T2">? </text:span><text:span text:style-name="T1">אז היינו ככה עוברים על השטח כדי לטשטש את העקבות שלנו והיינו עושים חיפושיות שחשבו שחיפושיות הלכו שם</text:span><text:span text:style-name="T2">. </text:span><text:span text:style-name="T1">ממש עבודה מדהימה</text:span><text:span text:style-name="T2">. </text:span><text:span text:style-name="T1">ואז היה צריך לבוא איזה גשש ולמצוא אותנו</text:span><text:span text:style-name="T2">. </text:span><text:span text:style-name="T1">והיה חוק שאתה בשעה מסוימת צריך להיכנס לתוך העמדה ואסור לך יותר לטפל בה</text:span><text:span text:style-name="T2">. </text:span><text:span text:style-name="T1">אז אני נכנסתי לתוך העמדה הזאתי לבד המדבר ופתאום ראיתי שמחוץ לעמדה שלי נשארה נוצה</text:span><text:span text:style-name="T2">. </text:span><text:span text:style-name="T1">א ורוד מטלי כזאתי בוהקת והיה לי ברור שאם יעבור הרגשה שהוא ימצא אותי בוודאות</text:span></text:p>
      <text:p text:style-name="P2"><text:span text:style-name="T1">ואבל אמרתי לא אמינות מעל הכל נכון ערך עליון ביחידות האלה אמינות מעל הכל כי מטפטפים לך את זה וולא יצאתי ואפילו לא הגיע אף אחד לחפש אותי וסתם הרגשתי א</text:span><text:span text:style-name="T2">***** </text:span><text:span text:style-name="T1">ובסוף קמתי וקיפלתי את זה בלילה ונסעתי ואחרי והמשכתי ללכת ואחרי יומיים שלושה הגעתי ליחידה והיה סיכום תרגיל בסיכום תרגיל כל אחד קם ואני קמתי ואמרתי המפקד אני רוצה לדווח כן אמינות מהק א שאני השארתי נוצע מחוץ ל לעמדה זה נשמע היום קצת דבילי והמפקד שיבח אותי ואמר כל הכבוד טל ואמר לצבע אתם רואים ככה נראית אמינות מעל הכל אני שמח שאתה אתה באמת כל הכבוד לך יש לך שבת שב</text:span></text:p>
      <text:p text:style-name="P2"><text:span text:style-name="T1">בדיוקי אמרתי לו מה כאילו אני מדווח לבד במדבר אף אחד לא היה יודע וזה זה השכר שמגיע לי ואני נכנסתי משתמש אמרתי מה זה המינות מעל הכל אם אני מדווח וחוטף על הראש אני לא רוצה אני לא רוצה רוצה את הדבר הזה</text:span><text:span text:style-name="T2">. </text:span><text:span text:style-name="T1">זה זה לא גן</text:span><text:span text:style-name="T2">. </text:span><text:span text:style-name="T1">והייתי צריך לבחור בחר אבל אני זוכר את זה כאילו זה היה היום</text:span><text:span text:style-name="T2">. </text:span><text:span text:style-name="T1">האם אני בוחר באמינות מעל הכל בגלל שכר ועונש</text:span><text:span text:style-name="T2">? </text:span><text:span text:style-name="T1">או שאני בוחר בזה כרעיון שאותו אני רוצה להרמש בגללי במיקוד שליטה פנימי בשפה שלנו</text:span><text:span text:style-name="T2">, </text:span><text:span text:style-name="T1">מה שלא היה כיה</text:span><text:span text:style-name="T2">, </text:span><text:span text:style-name="T1">או במיקוד שליטה חיצוני</text:span><text:span text:style-name="T2">. </text:span><text:span text:style-name="T1">ובחרתי וזה גם דיבר עם החינוך שאני קיבלתי כמובן שאני בוחר להיות אמין כי אני בוחר להיות אמין רגדלס לפרס או רגדלס למחיר</text:span><text:span text:style-name="T2">.</text:span></text:p>
      <text:p text:style-name="P3">כמובן עד גבול מסוים כן אני לא אהיה אדם ישר אם אה אני אם זה יגרום לילד שלי חס וחילה לא יודע שיעסרו אותו</text:p>
      <text:p text:style-name="P3">מה שאתה אומר לי שבערך עליון בדרך כלל אני אמנם מודע למחיר אבל עדיין הוא לא זה מה שגורם לי לבחור להיות כזה עם כזה ערך</text:p>
      <text:p text:style-name="P3"><text:soft-page-break/>נכון אבל הרעיון שנולד מתוך הרגע הזה הוא שערכים צריכים לבוא מתוך בחירה פנימית וכשהתחלתי לראות שהרבה מאוד פעמים הבחירות שלי א אני כועס על האחר שהוא בוחר אחרת הבנתי שמדובר בהשתקפות שמאירה את זה שהבחירה שלי היא לא שלמה וזה נכון בעיקר בבחירות ערקיות כמו שאמרנו מקודם כי רוב הערכים שלנו לא נבחרו בגיל בוגר בצורה מסודרת אלא הותחו לתוך דמינו ולכן יש לנו הרבה מאוד כעסים שקשורים לערכים שלנו ולזה שאחרים לא מיישרים איתם קו</text:p>
      <text:p text:style-name="P3">מעולה אז א אני רוצה שאנחנו ננסה לסכם א כי דיברנו על המון דברים אבל כרגיל אתה נותן צדה ל דרך אה מה אני אשאל מה המסר אבל בעצם מה מה אנחנו יכולים לעשות בבית לחשוב על מה לעשות איזו עבודה</text:p>
      <text:p text:style-name="P3">אני חושב שיש שתי דרכים א לעבוד עם הדבר הזה אחת טכנית יותר אומרת בוא רגע נשאל את עצמי איזה ערכים המילה ערכים בכלל נשמע קצת ערכאית נכון כאילו מי מדבר היום על ערכים אבל צריך להבין שבכוחות פנימיים ערכים ואמונות אלה כוחות מאוד חזקים שמנהלים אותנו בצורה לא מודעה וזה לא דיון של תנועת הנוער איזה ערכים אנחנו רוצים שיהיו לנו זה דיבור על הכוחות שמנהלים אותנו</text:p>
      <text:p text:style-name="P2"><text:span text:style-name="T1">אז דרך אחת מצויינת יכולה להיות שבן אדם יושב מול מחברת וכותב רגע את רשימת הערכים שהוא חושב שהוא פועל על פיהם ואיפה הם באים לידי ביטוי שתיים לשאול מה המחירים האמיתיים שכל ערך כזה גוזר ממנו בחיים שלו ולעשות רשימה כזאת ולגלות על איזה מהמחירים האלה הוא לא שם לב ולא באמת בחר אותם</text:span><text:span text:style-name="T2">. </text:span><text:span text:style-name="T1">אנחנו אומרים בקונסלציה אחרת בחומרים שלנו שמה שקובע אם לבן אדם יש שקט נפשי או אין שקט נפשי זה אף פעם לא גובה המחיר שהוא משלם אלא עוצמת הבחירה שהוא בוחר</text:span><text:span text:style-name="T2">. </text:span><text:span text:style-name="T1">שאני יכול לבחור להקריב את חי את חיי שזה מחיר אולטימטיבי אם אני מוצא מטרה מספיק נעלה ואם אין לי נגיד להציל את המשפחה שלי ואם אין לי מטרה נעלה או מש שמות רצון מספיק ברור אז כל מחיר קטן גומר אותי אז אני אומר לשים את רשימת הערכים שלי אלה שמנהלים אותי ביום יום לא את אלה שאני מתהדר בהם את המחירים היומיומיים שלהם ולחבק אותם לבחור בכל מחיר בנפרד ואם לא זה אומר שאני צריך לזוז על הסרגל הזה להזיז את הערך הזה להתנהג אחרת על פי ערך שהוא קצת שונה מזה ואז לחשב את המחיר מחדש זאת אומר מה זה אומר אם אני לא תמיד ישר או אם אני לפעמים עוקף בתור אם אני לפעמים פוליטי בארגון או אם אני הולכת גם בדקה בארבע ודקה איזה מחירים מכרים מיד מרים את הראש זה ממש פעולה אקסלית לעשות סדר בדבר הזה הדרך השנייה היא להתייחס לעולם כמראה במובן הזה שתשימו לב אל מול איזה התנהגויות של אחרים אני מתקומם שוב ושוב כי אני פועל בדיוק הפוך מהם למה אני כועס על מישהו שהוא מתנהג הפוך ממני ופולימור גם יש איזה משפט שבדרך כלל באופן לא מודע קופץ בראש והוא איך הוא מרשה לעצמו</text:span><text:span text:style-name="T2">, </text:span><text:span text:style-name="T1">מי הוא חושב שהוא</text:span><text:span text:style-name="T2">. </text:span><text:span text:style-name="T1">כשאנחנו רואים איך הוא מרשה לעצמו להתנהג בצורה מסוימת</text:span><text:span text:style-name="T2">, </text:span><text:span text:style-name="T1">זה כמעט תמיד שיקוף לכך שאני איני מרשה לעצמי כי אין לי את היכולת או כי אני לא מוכן לשלם מחירים</text:span><text:span text:style-name="T2">. </text:span><text:span text:style-name="T1">ואם יש שמה כעס זה בגלל שאני לא שלם עם מחירי הבירה שלי</text:span><text:span text:style-name="T2">.</text:span></text:p>
      <text:p text:style-name="P3">אז אנחנו ביום הבוחר</text:p>
      <text:p text:style-name="P3">ו א אנחנו מאתגרים את האנשים גם ללכת ולהצפיע כדי להשפיע ועוד יותר מזה להסתכל על כל הפרקים שעשינו עוד עכשיו ברצף ולראות גם את הנושא של שורשים מהם אנחנו פועלים פחד ואהבה גם את זה שאנחנו בוחרים מתוך תודעה ראקטיבית שממשת את עצמה והיום נכנסנו לנישה שמדברת על בחירות א לא מודעות בעיקר בזירה של הרחם שמכעיס אותנו העולם כי במרכאות כפולות ומחופלות הוא מכריח אותנו לשלם מחירים על בחירות שאנחנו אף פעם לא באמת עשינו ואני חושב שהזמנה היא לבדוק מה המחירים ולחבק אותם ולהיות בני אדם שלמים או לזוז על הסרגל למקום שבו המחירים והתועלות יושבים ממנו בול ואנחנו מאוזנים והנייר לקמוס של הדבר הזה הוא עד כמה הכעס שלנו כלפי אחר א הולך ודוא אל מול הבחירות שלנו ואל מול הבחירות שלו</text:p>
      <text:p text:style-name="P2"><text:span text:style-name="T1">מהמם אז אנחנו גם יודעים מה לעשות וגם מה המדד שהצלחנו כעדי הצלחה וא מעבר לזה שאתה אומר כן תקשיבו לכל הפרקים אז אני רוצה להזמין את המאזינים את הצופים להצטרף אלינו לסדנאות פה בבת חפר אם אתם רוצים לעשות עבודה שהיא הרבה יותר אינטימית הרבה יותר מותאמת לכם בהנחיה כמובן אה גם בעצם אנחנו הדנו איזשהיא סדנה חדשה שזה לא שבוע שלם אלאסל</text:span><text:span text:style-name="T2">ow </text:span><text:span text:style-name="T1">רליס קראת לזה</text:span></text:p>
      <text:p text:style-name="P3"><text:soft-page-break/>כן איפקס רליס</text:p>
      <text:p text:style-name="P3">שזה מה תגיד עלי שזה ש</text:p>
      <text:p text:style-name="P2"><text:span text:style-name="T1">בדרך כלל הסדנאות הם סדאות של חמישה ימים רצופים מאוד מאוד אינטנסיביות ואנחנו עושים ניסוי לבקשה קהל לעשות אפק </text:span><text:span text:style-name="T2">slow rele</text:span><text:span text:style-name="T1">ל</text:span><text:span text:style-name="T2">ase </text:span><text:span text:style-name="T1">א פגישה שבועית במשך שמונה שבועות אה אותו חומר אבל פעם בשבוע יש אנשים שאולי זה יהיה להם יותר נוח</text:span></text:p>
      <text:p text:style-name="P3">אותו חומר כמובן עבודה קבוצתית זאת אומרתגרת לא השתנתה רק</text:p>
      <text:p text:style-name="P2"><text:span text:style-name="T1">ה צריך להבין שהפודקאסטים האלה הם א מרחפים מסביב לעבודה הפנימית אנחנו מאוד נהנים מהם אנחנו חושבים שההשרה הזו היא נהדרת אבל את העבודה צריך לעבוד וזה לא יכול לקרות בעיניי דרך האזנה וגם אם אנחנו כבר בשבונג א כזה שלספר מה יש</text:span><text:span text:style-name="T2">. </text:span><text:span text:style-name="T1">אז נזכיר שפתחנו קבוצת פייסבוק שנקראת סליחה</text:span><text:span text:style-name="T2">, </text:span><text:span text:style-name="T1">זה לא מה שהזמנתי</text:span><text:span text:style-name="T2">. </text:span><text:span text:style-name="T1">אה ושם אנחנו עושים שיחות פתוחות על התוכן של ה של הפודקאסטים וזה מעשיר ומעניין ונחמד וצומח</text:span><text:span text:style-name="T2">.</text:span></text:p>
      <text:p text:style-name="P2"><text:span text:style-name="T1">אז תודה רבה</text:span><text:span text:style-name="T2">.</text:span></text:p>
      <text:p text:style-name="P2"><text:span text:style-name="T1">א אי אפשר להגיד תבחרו נכון אבל לפחות את הבחירות הפנימיות שלכם תעשו במודע</text:span><text:span text:style-name="T2">.</text:span></text:p>
      <text:p text:style-name="P2"><text:span text:style-name="T1">תבחרו כולל המחירים של הבחירות שלכם</text:span><text:span text:style-name="T2">.</text:span></text:p>
      <text:p text:style-name="P2"><text:span text:style-name="T1">מעולה</text:span><text:span text:style-name="T2">. </text:span><text:span text:style-name="T1">תודה רבה</text:span><text:span text:style-name="T2">.</text:span></text:p>
      <text:p text:style-name="P2"><text:span text:style-name="T1">תודה לימור</text:span><text:span text:style-name="T2">. </text:span><text:span text:style-name="T1">סליחה</text:span><text:span text:style-name="T2">, </text:span><text:span text:style-name="T1">זה לא מה שהזמנתי</text:span><text:span text:style-name="T2">.</text:span></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style:font-face style:name="rem" svg:font-family="rem, 'Google Sans Text', 'Google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6:48:08.156823500</dc:date>
    <meta:editing-duration>PT10M32S</meta:editing-duration>
    <meta:editing-cycles>15</meta:editing-cycles>
    <meta:generator>LibreOffice/25.8.2.2$Windows_X86_64 LibreOffice_project/d401f2107ccab8f924a8e2df40f573aab7605b6f</meta:generator>
    <meta:document-statistic meta:table-count="0" meta:image-count="0" meta:object-count="0" meta:page-count="9" meta:paragraph-count="129" meta:word-count="4714" meta:character-count="23590" meta:non-whitespace-character-count="19005"/>
  </office:meta>
</office:document-meta>
</file>